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4.5cm"/>
    </style:style>
    <style:style style:name="gr2" style:family="graphic" style:parent-style-name="standard">
      <style:graphic-properties svg:stroke-width="0.07cm" draw:textarea-horizontal-align="justify" draw:textarea-vertical-align="middle" draw:auto-grow-height="false" fo:padding-top="0.16cm" fo:padding-bottom="0.16cm" fo:padding-left="0.285cm" fo:padding-right="0.285cm"/>
    </style:style>
    <style:style style:name="gr3" style:family="graphic" style:parent-style-name="standard">
      <style:graphic-properties svg:stroke-width="0.07cm" svg:stroke-color="#008000" draw:fill="solid" draw:fill-color="#aecf00" draw:textarea-horizontal-align="justify" draw:textarea-vertical-align="middle" draw:auto-grow-height="false" fo:padding-top="0.16cm" fo:padding-bottom="0.16cm" fo:padding-left="0.285cm" fo:padding-right="0.285cm"/>
    </style:style>
    <style:style style:name="gr4" style:family="graphic" style:parent-style-name="standard">
      <style:graphic-properties svg:stroke-width="0.07cm" svg:stroke-color="#800000" draw:fill="none" draw:fill-color="#aecf00" draw:textarea-horizontal-align="justify" draw:textarea-vertical-align="middle" draw:auto-grow-height="false" fo:padding-top="0.16cm" fo:padding-bottom="0.16cm" fo:padding-left="0.285cm" fo:padding-right="0.285cm"/>
    </style:style>
    <style:style style:name="gr5" style:family="graphic" style:parent-style-name="standard">
      <style:graphic-properties draw:stroke="none" svg:stroke-width="0.07cm" svg:stroke-color="#000000" draw:fill="none" draw:fill-color="#ffffff" fo:min-height="1cm" fo:padding-top="0.16cm" fo:padding-bottom="0.16cm" fo:padding-left="0.285cm" fo:padding-right="0.285cm"/>
    </style:style>
    <style:style style:name="P1" style:family="paragraph">
      <style:paragraph-properties fo:text-align="center"/>
      <style:text-properties fo:font-family="'Bitstream Charter'" style:font-family-generic="roman" style:font-pitch="variable" fo:font-size="14pt" style:font-size-asian="14pt" style:font-size-complex="14pt"/>
    </style:style>
    <style:style style:name="P2" style:family="paragraph">
      <style:text-properties fo:font-family="'Bitstream Charter'" style:font-family-generic="roman" style:font-pitch="variable" fo:font-size="14pt" style:font-size-asian="14pt" style:font-size-complex="14pt"/>
    </style:style>
    <style:style style:name="P3" style:family="paragraph">
      <style:paragraph-properties fo:text-align="center"/>
      <style:text-properties fo:font-family="'Bitstream Charter'" style:font-family-generic="roman" style:font-pitch="variable"/>
    </style:style>
    <style:style style:name="P4" style:family="paragraph">
      <style:paragraph-properties fo:text-align="center"/>
      <style:text-properties fo:font-family="'Bitstream Charter'" style:font-family-generic="roman" style:font-pitch="variable"/>
    </style:style>
    <style:style style:name="P5" style:family="paragraph">
      <style:paragraph-properties fo:text-align="center"/>
      <style:text-properties fo:font-family="'Bitstream Charter'" style:font-family-generic="roman" style:font-pitch="variable" fo:font-size="26pt" fo:font-weight="bold" style:font-size-asian="26pt" style:font-weight-asian="bold" style:font-size-complex="26pt" style:font-weight-complex="bold"/>
    </style:style>
    <style:style style:name="P6" style:family="paragraph">
      <style:paragraph-properties fo:text-align="center"/>
      <style:text-properties fo:font-family="'Bitstream Charter'" style:font-family-generic="roman" style:font-pitch="variable" fo:font-size="10pt" style:font-size-asian="10pt" style:font-size-complex="10pt"/>
    </style:style>
    <style:style style:name="T1" style:family="text">
      <style:text-properties fo:font-family="'Bitstream Charter'" style:font-family-generic="roman" style:font-pitch="variable" fo:font-size="14pt" style:font-size-asian="14pt" style:font-size-complex="14pt"/>
    </style:style>
    <style:style style:name="T2" style:family="text">
      <style:text-properties style:text-position="-33% 58%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family="'Bitstream Charter'" style:font-family-generic="roman" style:font-pitch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2" draw:layer="layout" svg:width="7.1cm" svg:height="4.75cm" svg:x="4.3cm" svg:y="1.85cm">
          <draw:text-box>
            <text:p text:style-name="P1"><text:span text:style-name="T1">Procesamiento tradicional</text:span></text:p>
            <text:p text:style-name="P1"><text:span text:style-name="T1">(SISD)</text:span></text:p>
          </draw:text-box>
        </draw:frame>
        <draw:custom-shape draw:style-name="gr2" draw:text-style-name="P3" draw:layer="layout" svg:width="1cm" svg:height="1cm" svg:x="3.6cm" svg:y="3.3cm">
          <text:p text:style-name="P3">x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1cm" svg:x="5.1cm" svg:y="3.3cm">
          <text:p text:style-name="P3">x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1cm" svg:x="6.6cm" svg:y="3.3cm">
          <text:p text:style-name="P3">x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1cm" svg:x="8.1cm" svg:y="3.3cm">
          <text:p text:style-name="P3">x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1cm" svg:x="9.6cm" svg:y="3.3cm">
          <text:p text:style-name="P3">x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1cm" svg:x="11.1cm" svg:y="3.3cm">
          <text:p text:style-name="P3">x<text:span text:style-name="T2">6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1cm" svg:x="12.6cm" svg:y="3.3cm">
          <text:p text:style-name="P3">x<text:span text:style-name="T2">7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3.6cm" svg:y="6cm">
          <text:p text:style-name="P3">y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5.1cm" svg:y="6cm">
          <text:p text:style-name="P3">y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6.6cm" svg:y="6cm">
          <text:p text:style-name="P3">y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8.1cm" svg:y="6cm">
          <text:p text:style-name="P3">y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9.6cm" svg:y="6cm">
          <text:p text:style-name="P3">y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11.1cm" svg:y="6cm">
          <text:p text:style-name="P4">y<text:span text:style-name="T2">6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12.6cm" svg:y="6cm">
          <text:p text:style-name="P4">y<text:span text:style-name="T2">7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4cm" svg:height="1.2cm" svg:x="3.4cm" svg:y="4.6cm">
          <text:p text:style-name="P3">+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3" draw:layer="layout" svg:width="1.4cm" svg:height="1.2cm" svg:x="4.9cm" svg:y="4.6cm">
          <text:p text:style-name="P3">+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3" draw:layer="layout" svg:width="1.4cm" svg:height="1.2cm" svg:x="6.4cm" svg:y="4.6cm">
          <text:p text:style-name="P3">+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3" draw:layer="layout" svg:width="1.4cm" svg:height="1.2cm" svg:x="7.9cm" svg:y="4.6cm">
          <text:p text:style-name="P3">+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3" draw:layer="layout" svg:width="1.4cm" svg:height="1.2cm" svg:x="9.4cm" svg:y="4.6cm">
          <text:p text:style-name="P3">+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3" draw:layer="layout" svg:width="1.4cm" svg:height="1.2cm" svg:x="10.9cm" svg:y="4.6cm">
          <text:p text:style-name="P3">+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3" draw:layer="layout" svg:width="1.4cm" svg:height="1.2cm" svg:x="12.4cm" svg:y="4.6cm">
          <text:p text:style-name="P3">+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3" draw:layer="layout" svg:width="1cm" svg:height="1cm" svg:x="2.1cm" svg:y="3.3cm">
          <text:p text:style-name="P3">x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2.1cm" svg:y="6cm">
          <text:p text:style-name="P3">y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4cm" svg:height="1.2cm" svg:x="1.9cm" svg:y="4.6cm">
          <text:p text:style-name="P3">+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2" draw:layer="layout" svg:width="7.1cm" svg:height="4.75cm" svg:x="4.4cm" svg:y="9.8cm">
          <draw:text-box>
            <text:p text:style-name="P1"><text:span text:style-name="T1">Paralelismo a nivel de datos.</text:span></text:p>
            <text:p text:style-name="P1"><text:span text:style-name="T1">(SIMD con instrucciones SSE)</text:span></text:p>
          </draw:text-box>
        </draw:frame>
        <draw:custom-shape draw:style-name="gr2" draw:text-style-name="P3" draw:layer="layout" svg:width="1cm" svg:height="1cm" svg:x="4.7cm" svg:y="11.3cm">
          <text:p text:style-name="P3">x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1cm" svg:x="5.7cm" svg:y="11.3cm">
          <text:p text:style-name="P3">x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1cm" svg:x="6.7cm" svg:y="11.3cm">
          <text:p text:style-name="P3">x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1cm" svg:x="7.7cm" svg:y="11.3cm">
          <text:p text:style-name="P3">x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1cm" svg:x="8.7cm" svg:y="11.3cm">
          <text:p text:style-name="P3">x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1cm" svg:x="9.7cm" svg:y="11.3cm">
          <text:p text:style-name="P3">x<text:span text:style-name="T2">6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1cm" svg:x="10.7cm" svg:y="11.3cm">
          <text:p text:style-name="P3">x<text:span text:style-name="T2">7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4.7cm" svg:y="14cm">
          <text:p text:style-name="P3">y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5.7cm" svg:y="14cm">
          <text:p text:style-name="P3">y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6.7cm" svg:y="14cm">
          <text:p text:style-name="P3">y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7.7cm" svg:y="14cm">
          <text:p text:style-name="P3">y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8.7cm" svg:y="14cm">
          <text:p text:style-name="P3">y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9.7cm" svg:y="14cm">
          <text:p text:style-name="P4">y<text:span text:style-name="T2">6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10.7cm" svg:y="14cm">
          <text:p text:style-name="P4">y<text:span text:style-name="T2">7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1cm" svg:x="3.7cm" svg:y="11.3cm">
          <text:p text:style-name="P3">x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3.7cm" svg:y="14cm">
          <text:p text:style-name="P3">y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8.1cm" svg:height="1.2cm" svg:x="3.7cm" svg:y="12.6cm">
          <text:p text:style-name="P5"><text:span text:style-name="T3">+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6" draw:layer="layout" svg:width="12.5cm" svg:height="1.32cm" svg:x="1.9cm" svg:y="7.2cm">
          <draw:text-box>
            <text:p text:style-name="P6"><text:span text:style-name="T4">Los datos de manejan de manera independiente. Una operación afecta a un dato.</text:span></text:p>
          </draw:text-box>
        </draw:frame>
        <draw:frame draw:style-name="gr5" draw:text-style-name="P6" draw:layer="layout" svg:width="12.5cm" svg:height="1.32cm" svg:x="1.9cm" svg:y="15.08cm">
          <draw:text-box>
            <text:p text:style-name="P6"><text:span text:style-name="T4">Los datos de manejan de manera empaquetada. Una operación afecta a muchos datos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guel </meta:initial-creator>
    <meta:creation-date>2013-09-24T01:49:31</meta:creation-date>
    <dc:date>2013-09-24T02:00:20</dc:date>
    <dc:creator>Miguel </dc:creator>
    <meta:editing-duration>PT9M18S</meta:editing-duration>
    <meta:editing-cycles>6</meta:editing-cycles>
    <meta:generator>LibreOffice/4.0.2.2$Linux_X86_64 LibreOffice_project/400m0$Build-2</meta:generator>
    <meta:document-statistic meta:object-count="45"/>
  </office:meta>
</office:document-meta>
</file>